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575in"/>
    </style:style>
    <style:style style:name="co2" style:family="table-column">
      <style:table-column-properties fo:break-before="auto" style:column-width="0.95in"/>
    </style:style>
    <style:style style:name="co3" style:family="table-column">
      <style:table-column-properties fo:break-before="auto" style:column-width="0.928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ID</text:p>
          </table:table-cell>
          <table:table-cell office:value-type="string">
            <text:p>Error</text:p>
          </table:table-cell>
          <table:table-cell office:value-type="string">
            <text:p>Correc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an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a lo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ault</text:p>
          </table:table-cell>
          <table:table-cell office:value-type="string">
            <text:p>adul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lot</text:p>
          </table:table-cell>
          <table:table-cell office:value-type="string">
            <text:p>a lo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lot</text:p>
          </table:table-cell>
          <table:table-cell office:value-type="string">
            <text:p>a lo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ot</text:p>
          </table:table-cell>
          <table:table-cell office:value-type="string">
            <text:p>a lo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ot</text:p>
          </table:table-cell>
          <table:table-cell office:value-type="string">
            <text:p>a lo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ot</text:p>
          </table:table-cell>
          <table:table-cell office:value-type="string">
            <text:p>a lo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lot</text:p>
          </table:table-cell>
          <table:table-cell office:value-type="string">
            <text:p>a lo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pealling</text:p>
          </table:table-cell>
          <table:table-cell office:value-type="string">
            <text:p>appeal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wsome</text:p>
          </table:table-cell>
          <table:table-cell office:value-type="string">
            <text:p>aweso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wsome</text:p>
          </table:table-cell>
          <table:table-cell office:value-type="string">
            <text:p>aweso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wsome</text:p>
          </table:table-cell>
          <table:table-cell office:value-type="string">
            <text:p>aweso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wsome</text:p>
          </table:table-cell>
          <table:table-cell office:value-type="string">
            <text:p>awesom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wsome</text:p>
          </table:table-cell>
          <table:table-cell office:value-type="string">
            <text:p>awesom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wsome</text:p>
          </table:table-cell>
          <table:table-cell office:value-type="string">
            <text:p>awesom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wsome</text:p>
          </table:table-cell>
          <table:table-cell office:value-type="string">
            <text:p>awesom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eacause</text:p>
          </table:table-cell>
          <table:table-cell office:value-type="string">
            <text:p>becaus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eacause</text:p>
          </table:table-cell>
          <table:table-cell office:value-type="string">
            <text:p>becau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couse</text:p>
          </table:table-cell>
          <table:table-cell office:value-type="string">
            <text:p>becau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couse</text:p>
          </table:table-cell>
          <table:table-cell office:value-type="string">
            <text:p>because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uetiful</text:p>
          </table:table-cell>
          <table:table-cell office:value-type="string">
            <text:p>beautifu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uisness</text:p>
          </table:table-cell>
          <table:table-cell office:value-type="string">
            <text:p>busines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thloic</text:p>
          </table:table-cell>
          <table:table-cell office:value-type="string">
            <text:p>catholic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oclitte</text:p>
          </table:table-cell>
          <table:table-cell office:value-type="string">
            <text:p>chocolat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lass's</text:p>
          </table:table-cell>
          <table:table-cell office:value-type="string">
            <text:p>class'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llage</text:p>
          </table:table-cell>
          <table:table-cell office:value-type="string">
            <text:p>colleg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llage</text:p>
          </table:table-cell>
          <table:table-cell office:value-type="string">
            <text:p>colleg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eing</text:p>
          </table:table-cell>
          <table:table-cell office:value-type="string">
            <text:p>coming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frence</text:p>
          </table:table-cell>
          <table:table-cell office:value-type="string">
            <text:p>conferen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tiuing</text:p>
          </table:table-cell>
          <table:table-cell office:value-type="string">
            <text:p>continuing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trys</text:p>
          </table:table-cell>
          <table:table-cell office:value-type="string">
            <text:p>countries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elicius</text:p>
          </table:table-cell>
          <table:table-cell office:value-type="string">
            <text:p>deliciou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ferent</text:p>
          </table:table-cell>
          <table:table-cell office:value-type="string">
            <text:p>differ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duction</text:p>
          </table:table-cell>
          <table:table-cell office:value-type="string">
            <text:p>educatio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mantary</text:p>
          </table:table-cell>
          <table:table-cell office:value-type="string">
            <text:p>elementar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mporer</text:p>
          </table:table-cell>
          <table:table-cell office:value-type="string">
            <text:p>emperor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xausting</text:p>
          </table:table-cell>
          <table:table-cell office:value-type="string">
            <text:p>exhaust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citeing</text:p>
          </table:table-cell>
          <table:table-cell office:value-type="string">
            <text:p>exciting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xiting</text:p>
          </table:table-cell>
          <table:table-cell office:value-type="string">
            <text:p>exciting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xiting</text:p>
          </table:table-cell>
          <table:table-cell office:value-type="string">
            <text:p>excit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spierences</text:p>
          </table:table-cell>
          <table:table-cell office:value-type="string">
            <text:p>experienc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splosion</text:p>
          </table:table-cell>
          <table:table-cell office:value-type="string">
            <text:p>explosio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xstrodinary</text:p>
          </table:table-cell>
          <table:table-cell office:value-type="string">
            <text:p>extraordina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xtrodinary</text:p>
          </table:table-cell>
          <table:table-cell office:value-type="string">
            <text:p>extraordinar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xtrodinary</text:p>
          </table:table-cell>
          <table:table-cell office:value-type="string">
            <text:p>extraordinar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xtroidenary</text:p>
          </table:table-cell>
          <table:table-cell office:value-type="string">
            <text:p>extraordinar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xtroidnary</text:p>
          </table:table-cell>
          <table:table-cell office:value-type="string">
            <text:p>extraordinary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arther</text:p>
          </table:table-cell>
          <table:table-cell office:value-type="string">
            <text:p>fath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asinating</text:p>
          </table:table-cell>
          <table:table-cell office:value-type="string">
            <text:p>fascinat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averiet</text:p>
          </table:table-cell>
          <table:table-cell office:value-type="string">
            <text:p>favori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avoriet</text:p>
          </table:table-cell>
          <table:table-cell office:value-type="string">
            <text:p>favorit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avriot</text:p>
          </table:table-cell>
          <table:table-cell office:value-type="string">
            <text:p>favorit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avriot</text:p>
          </table:table-cell>
          <table:table-cell office:value-type="string">
            <text:p>favorit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avriot</text:p>
          </table:table-cell>
          <table:table-cell office:value-type="string">
            <text:p>favorit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avriot</text:p>
          </table:table-cell>
          <table:table-cell office:value-type="string">
            <text:p>favorite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avriot</text:p>
          </table:table-cell>
          <table:table-cell office:value-type="string">
            <text:p>favorite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ells</text:p>
          </table:table-cell>
          <table:table-cell office:value-type="string">
            <text:p>feel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inancilly</text:p>
          </table:table-cell>
          <table:table-cell office:value-type="string">
            <text:p>financiall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reind</text:p>
          </table:table-cell>
          <table:table-cell office:value-type="string">
            <text:p>friend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abbits</text:p>
          </table:table-cell>
          <table:table-cell office:value-type="string">
            <text:p>habit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appen</text:p>
          </table:table-cell>
          <table:table-cell office:value-type="string">
            <text:p>happen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ppend</text:p>
          </table:table-cell>
          <table:table-cell office:value-type="string">
            <text:p>happene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ppend</text:p>
          </table:table-cell>
          <table:table-cell office:value-type="string">
            <text:p>happene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append</text:p>
          </table:table-cell>
          <table:table-cell office:value-type="string">
            <text:p>happen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llonois</text:p>
          </table:table-cell>
          <table:table-cell office:value-type="string">
            <text:p>Illinoi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mmportant</text:p>
          </table:table-cell>
          <table:table-cell office:value-type="string">
            <text:p>importa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asting</text:p>
          </table:table-cell>
          <table:table-cell office:value-type="string">
            <text:p>interest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erasting</text:p>
          </table:table-cell>
          <table:table-cell office:value-type="string">
            <text:p>interest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erasting</text:p>
          </table:table-cell>
          <table:table-cell office:value-type="string">
            <text:p>interesting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tervewied</text:p>
          </table:table-cell>
          <table:table-cell office:value-type="string">
            <text:p>interview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testing</text:p>
          </table:table-cell>
          <table:table-cell office:value-type="string">
            <text:p>interesting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tresting</text:p>
          </table:table-cell>
          <table:table-cell office:value-type="string">
            <text:p>interesting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ntresting</text:p>
          </table:table-cell>
          <table:table-cell office:value-type="string">
            <text:p>interesting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ntresting</text:p>
          </table:table-cell>
          <table:table-cell office:value-type="string">
            <text:p>interesting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ntrests</text:p>
          </table:table-cell>
          <table:table-cell office:value-type="string">
            <text:p>interest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intrests</text:p>
          </table:table-cell>
          <table:table-cell office:value-type="string">
            <text:p>interest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omment</text:p>
          </table:table-cell>
          <table:table-cell office:value-type="string">
            <text:p>mom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ocked</text:p>
          </table:table-cell>
          <table:table-cell office:value-type="string">
            <text:p>knocked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acient</text:p>
          </table:table-cell>
          <table:table-cell office:value-type="string">
            <text:p>pati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ricularly</text:p>
          </table:table-cell>
          <table:table-cell office:value-type="string">
            <text:p>particularl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rtent</text:p>
          </table:table-cell>
          <table:table-cell office:value-type="string">
            <text:p>par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aple</text:p>
          </table:table-cell>
          <table:table-cell office:value-type="string">
            <text:p>peop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iolet</text:p>
          </table:table-cell>
          <table:table-cell office:value-type="string">
            <text:p>pilo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osistion</text:p>
          </table:table-cell>
          <table:table-cell office:value-type="string">
            <text:p>positio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ycology</text:p>
          </table:table-cell>
          <table:table-cell office:value-type="string">
            <text:p>psycholog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elize</text:p>
          </table:table-cell>
          <table:table-cell office:value-type="string">
            <text:p>realiz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acrafies</text:p>
          </table:table-cell>
          <table:table-cell office:value-type="string">
            <text:p>sacrifice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ervers</text:p>
          </table:table-cell>
          <table:table-cell office:value-type="string">
            <text:p>serv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eryisly</text:p>
          </table:table-cell>
          <table:table-cell office:value-type="string">
            <text:p>seriousl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eryisly</text:p>
          </table:table-cell>
          <table:table-cell office:value-type="string">
            <text:p>seriousl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eryisly</text:p>
          </table:table-cell>
          <table:table-cell office:value-type="string">
            <text:p>seriousl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panish</text:p>
          </table:table-cell>
          <table:table-cell office:value-type="string">
            <text:p>Spanish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cesful</text:p>
          </table:table-cell>
          <table:table-cell office:value-type="string">
            <text:p>successfu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csessful</text:p>
          </table:table-cell>
          <table:table-cell office:value-type="string">
            <text:p>successfu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hair</text:p>
          </table:table-cell>
          <table:table-cell office:value-type="string">
            <text:p>ther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eacher</text:p>
          </table:table-cell>
          <table:table-cell office:value-type="string">
            <text:p>teache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oes</text:p>
          </table:table-cell>
          <table:table-cell office:value-type="string">
            <text:p>thos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house</text:p>
          </table:table-cell>
          <table:table-cell office:value-type="string">
            <text:p>thos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</text:p>
          </table:table-cell>
          <table:table-cell office:value-type="string">
            <text:p>to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o</text:p>
          </table:table-cell>
          <table:table-cell office:value-type="string">
            <text:p>too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oo</text:p>
          </table:table-cell>
          <table:table-cell office:value-type="string">
            <text:p>to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ravled</text:p>
          </table:table-cell>
          <table:table-cell office:value-type="string">
            <text:p>traveled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ary</text:p>
          </table:table-cell>
          <table:table-cell office:value-type="string">
            <text:p>very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vary</text:p>
          </table:table-cell>
          <table:table-cell office:value-type="string">
            <text:p>ver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erry</text:p>
          </table:table-cell>
          <table:table-cell office:value-type="string">
            <text:p>ver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he</text:p>
          </table:table-cell>
          <table:table-cell office:value-type="string">
            <text:p>whe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where</text:p>
          </table:table-cell>
          <table:table-cell office:value-type="string">
            <text:p>wer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riteing</text:p>
          </table:table-cell>
          <table:table-cell office:value-type="string">
            <text:p>writing</text:p>
          </table:table-cell>
        </table:table-row>
      </table:table>
      <table:database-ranges>
        <table:database-range table:target-range-address="Sheet1.A1:Sheet1.C11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7">05/27/2010</text:date>, <text:time>14:1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5-27T14:16:24</dc:date>
    <meta:document-statistic meta:table-count="1" meta:cell-count="333" meta:object-count="0"/>
    <meta:generator>OpenOffice.org/3.1$Linux OpenOffice.org_project/310m19$Build-9420</meta:generator>
  </office:meta>
</office:document-meta>
</file>